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erriweather" svg:font-family="Merriweather, serif"/>
    <style:font-face style:name="OpenSans" svg:font-family="OpenSans, sans-serif"/>
    <style:font-face style:name="monospace" svg:font-family="monospace, 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tyle="normal" officeooo:rsid="00b6f80d" officeooo:paragraph-rsid="00b6f80d" style:font-style-asian="normal" style:font-style-complex="normal"/>
    </style:style>
    <style:style style:name="P2" style:family="paragraph" style:parent-style-name="Standard">
      <style:text-properties fo:font-style="normal" officeooo:rsid="00b7fbd6" officeooo:paragraph-rsid="00b7fbd6" style:font-style-asian="normal" style:font-style-complex="normal"/>
    </style:style>
    <style:style style:name="P3" style:family="paragraph" style:parent-style-name="Heading_20_3">
      <style:text-properties fo:font-variant="normal" fo:text-transform="none" fo:color="#4a4a4a" style:font-name="OpenSans" fo:letter-spacing="normal" fo:font-style="normal" fo:font-weight="bold" officeooo:rsid="00b98857" officeooo:paragraph-rsid="00b98857" style:font-style-asian="normal" style:font-style-complex="normal"/>
    </style:style>
    <style:style style:name="P4" style:family="paragraph" style:parent-style-name="Standard">
      <style:text-properties fo:font-style="normal" officeooo:rsid="00b98857" officeooo:paragraph-rsid="00b98857" style:font-style-asian="normal" style:font-style-complex="normal"/>
    </style:style>
    <style:style style:name="P5" style:family="paragraph" style:parent-style-name="Preformatted_20_Text">
      <style:paragraph-properties fo:margin-left="0cm" fo:margin-right="0cm" fo:margin-top="0cm" fo:margin-bottom="0.265cm" loext:contextual-spacing="false" fo:line-height="100%" fo:orphans="2" fo:widows="2" fo:text-indent="0cm" style:auto-text-indent="false" fo:padding="0cm" fo:border="none"/>
      <style:text-properties fo:font-variant="normal" fo:text-transform="none" fo:color="#333333" style:font-name="monospace" fo:font-size="14pt" fo:letter-spacing="normal" fo:font-style="normal" fo:font-weight="normal"/>
    </style:style>
    <style:style style:name="P6" style:family="paragraph" style:parent-style-name="Text_20_body">
      <style:paragraph-properties fo:margin-left="0cm" fo:margin-right="0cm" fo:margin-top="0cm" fo:margin-bottom="0.529cm" loext:contextual-spacing="false" fo:line-height="187%" fo:orphans="2" fo:widows="2" fo:text-indent="0cm" style:auto-text-indent="false"/>
      <style:text-properties fo:font-variant="normal" fo:text-transform="none" fo:color="#4a4a4a" style:font-name="Merriweather" fo:font-size="14pt" fo:letter-spacing="normal" fo:font-style="normal" fo:font-weight="normal"/>
    </style:style>
    <style:style style:name="P7" style:family="paragraph" style:parent-style-name="Text_20_body" style:list-style-name="L1">
      <style:paragraph-properties fo:margin-left="0cm" fo:margin-right="0cm" fo:margin-top="0cm" fo:margin-bottom="0.529cm" loext:contextual-spacing="false" fo:line-height="187%" fo:orphans="2" fo:widows="2" fo:text-indent="0cm" style:auto-text-indent="false"/>
      <style:text-properties fo:font-variant="normal" fo:text-transform="none" fo:color="#4a4a4a" style:font-name="Merriweather" fo:font-size="14pt" fo:letter-spacing="normal" fo:font-style="normal" fo:font-weight="normal"/>
    </style:style>
    <style:style style:name="P8" style:family="paragraph" style:parent-style-name="Text_20_body" style:list-style-name="L2">
      <style:paragraph-properties fo:margin-left="0cm" fo:margin-right="0cm" fo:margin-top="0cm" fo:margin-bottom="0.529cm" loext:contextual-spacing="false" fo:line-height="187%" fo:orphans="2" fo:widows="2" fo:text-indent="0cm" style:auto-text-indent="false"/>
      <style:text-properties fo:font-variant="normal" fo:text-transform="none" fo:color="#4a4a4a" style:font-name="Merriweather" fo:font-size="14pt" fo:letter-spacing="normal" fo:font-style="normal" fo:font-weight="normal"/>
    </style:style>
    <style:style style:name="P9" style:family="paragraph" style:parent-style-name="Text_20_body" style:list-style-name="L3">
      <style:paragraph-properties fo:margin-left="0cm" fo:margin-right="0cm" fo:margin-top="0cm" fo:margin-bottom="0.529cm" loext:contextual-spacing="false" fo:line-height="187%" fo:orphans="2" fo:widows="2" fo:text-indent="0cm" style:auto-text-indent="false"/>
      <style:text-properties fo:font-variant="normal" fo:text-transform="none" fo:color="#4a4a4a" style:font-name="Merriweather" fo:font-size="14pt" fo:letter-spacing="normal" fo:font-style="normal" fo:font-weight="normal"/>
    </style:style>
    <style:style style:name="T1" style:family="text">
      <style:text-properties officeooo:rsid="00b7fbd6"/>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is is a test.odt file </text:p>
      <text:h text:style-name="P3" text:outline-level="3">Command line: File permissions</text:h>
      <text:p text:style-name="P6">The commands for modifying file permissions and ownership are:</text:p>
      <text:list xml:id="list3820687864322067749" text:style-name="L1">
        <text:list-item>
          <text:p text:style-name="P7">chmod – change permissions</text:p>
        </text:list-item>
        <text:list-item>
          <text:p text:style-name="P7">chown – change ownership.</text:p>
        </text:list-item>
      </text:list>
      <text:p text:style-name="P6">Neither command is difficult to use. It is important, however, that you understand the only user that can actually modify the permissions or ownership of a file is either the current owner or the root user. So, if you are user Bethany, you cannot make changes to files and folders owned by Jacob without the help of root (or sudo). For example:</text:p>
      <text:p text:style-name="P6">A new folder was created on a data partition called /DATA/SHARE. Both users Bethany and Jacob need read and write access to this folder. There are a number of ways this can be done (one of which would be to join the users to a special group – we'll go over managing groups in another post). If Bethany and Jacob are the only users on the system (and you know your network is safe – very important), you can change the permissions of the folder to give them access. One way to do this would be to issue the command:</text:p>
      <text:p text:style-name="P5">sudo chmod -R ugo+rw /DATA/SHARE</text:p>
      <text:p text:style-name="P6">The breakdown of the above command looks like:</text:p>
      <text:list xml:id="list8049211670993075244" text:style-name="L2">
        <text:list-item>
          <text:p text:style-name="P8"><text:soft-page-break/>sudo – this is used to gain admin rights for the command on any system that makes use of sudo (otherwise you'd have to 'su' to root and run the above command without 'sudo')</text:p>
        </text:list-item>
        <text:list-item>
          <text:p text:style-name="P8">chmod – the command to modify permissions</text:p>
        </text:list-item>
        <text:list-item>
          <text:p text:style-name="P8">-R – this modifies the permission of the parent folder and the child objects within</text:p>
        </text:list-item>
        <text:list-item>
          <text:p text:style-name="P8">ugo+rw – this gives User, Group, and Other read and write access.</text:p>
        </text:list-item>
      </text:list>
      <text:p text:style-name="P6">As you can probably surmise, this command opens wide the SHARE folder such that anyone on the system can have access to that folder. As I mentioned earlier, a more secure method would be to use groups. But we're just using this for the purpose of demonstration.</text:p>
      <text:p text:style-name="P6">The breakdown of permissions looks like this:</text:p>
      <text:list xml:id="list1022062504438642286" text:style-name="L3">
        <text:list-item>
          <text:p text:style-name="P9">u – user</text:p>
        </text:list-item>
        <text:list-item>
          <text:p text:style-name="P9">g – group</text:p>
        </text:list-item>
        <text:list-item>
          <text:p text:style-name="P9">o – other</text:p>
        </text:list-item>
      </text:list>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erriweather" svg:font-family="Merriweather, serif"/>
    <style:font-face style:name="OpenSans" svg:font-family="OpenSans, sans-serif"/>
    <style:font-face style:name="monospace" svg:font-family="monospace, 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1T08:56:15.301059702</meta:creation-date>
    <meta:generator>LibreOffice/5.1.4.2$Linux_X86_64 LibreOffice_project/10m0$Build-2</meta:generator>
    <dc:date>2018-01-02T11:49:07.715527143</dc:date>
    <meta:editing-duration>P1DT13H21M6S</meta:editing-duration>
    <meta:editing-cycles>75</meta:editing-cycles>
    <meta:document-statistic meta:table-count="0" meta:image-count="0" meta:object-count="0" meta:page-count="2" meta:paragraph-count="19" meta:word-count="330" meta:character-count="1807" meta:non-whitespace-character-count="1491"/>
  </office:meta>
</office:document-meta>
</file>